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add8e6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add8e6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0"/>
        <table:table-column table:style-name="co2" table:number-columns-repeated="3" table:default-cell-style-name="ce8"/>
        <table:table-row table:style-name="ro1"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Portion</text:p>
          </table:table-cell>
          <table:table-cell table:style-name="ce7" office:value-type="string" calcext:value-type="string">
            <text:p>Feeding</text:p>
          </table:table-cell>
          <table:table-cell table:style-name="ce7" office:value-type="string" calcext:value-type="string">
            <text:p>Total_amount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2]*[.C2]" office:value-type="float" office:value="100" calcext:value-type="float">
            <text:p>100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200" calcext:value-type="float">
            <text:p>200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300" calcext:value-type="float">
            <text:p>300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B6]*[.C6]" office:value-type="float" office:value="500" calcext:value-type="float">
            <text:p>500</text:p>
          </table:table-cell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float" office:value="700" calcext:value-type="float">
            <text:p>700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[.B9]*[.C9]" office:value-type="float" office:value="720" calcext:value-type="float">
            <text:p>720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[.B10]*[.C10]" office:value-type="float" office:value="720" calcext:value-type="float">
            <text:p>720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[.B11]*[.C11]" office:value-type="float" office:value="720" calcext:value-type="float">
            <text:p>720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[.B12]*[.C12]" office:value-type="float" office:value="720" calcext:value-type="float">
            <text:p>720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[.B13]*[.C13]" office:value-type="float" office:value="720" calcext:value-type="float">
            <text:p>720</text:p>
          </table:table-cell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[.B14]*[.C14]" office:value-type="float" office:value="720" calcext:value-type="float">
            <text:p>720</text:p>
          </table:table-cell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[.B15]*[.C15]" office:value-type="float" office:value="720" calcext:value-type="float">
            <text:p>720</text:p>
          </table:table-cell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formula="of:=[.B16]*[.C16]" office:value-type="float" office:value="800" calcext:value-type="float">
            <text:p>800</text:p>
          </table:table-cell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formula="of:=[.B17]*[.C17]" office:value-type="float" office:value="800" calcext:value-type="float">
            <text:p>800</text:p>
          </table:table-cell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formula="of:=[.B18]*[.C18]" office:value-type="float" office:value="800" calcext:value-type="float">
            <text:p>800</text:p>
          </table:table-cell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formula="of:=[.B19]*[.C19]" office:value-type="float" office:value="800" calcext:value-type="float">
            <text:p>800</text:p>
          </table:table-cell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formula="of:=[.B20]*[.C20]" office:value-type="float" office:value="800" calcext:value-type="float">
            <text:p>800</text:p>
          </table:table-cell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formula="of:=[.B21]*[.C21]" office:value-type="float" office:value="800" calcext:value-type="float">
            <text:p>800</text:p>
          </table:table-cell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formula="of:=[.B22]*[.C22]" office:value-type="float" office:value="800" calcext:value-type="float">
            <text:p>800</text:p>
          </table:table-cell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formula="of:=[.B23]*[.C23]" office:value-type="float" office:value="800" calcext:value-type="float">
            <text:p>800</text:p>
          </table:table-cell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formula="of:=[.B24]*[.C24]" office:value-type="float" office:value="800" calcext:value-type="float">
            <text:p>800</text:p>
          </table:table-cell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formula="of:=[.B25]*[.C25]" office:value-type="float" office:value="800" calcext:value-type="float">
            <text:p>800</text:p>
          </table:table-cell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formula="of:=[.B26]*[.C26]" office:value-type="float" office:value="770" calcext:value-type="float">
            <text:p>770</text:p>
          </table:table-cell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formula="of:=[.B27]*[.C27]" office:value-type="float" office:value="770" calcext:value-type="float">
            <text:p>770</text:p>
          </table:table-cell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formula="of:=[.B28]*[.C28]" office:value-type="float" office:value="770" calcext:value-type="float">
            <text:p>770</text:p>
          </table:table-cell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formula="of:=[.B29]*[.C29]" office:value-type="float" office:value="770" calcext:value-type="float">
            <text:p>770</text:p>
          </table:table-cell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formula="of:=[.B30]*[.C30]" office:value-type="float" office:value="770" calcext:value-type="float">
            <text:p>770</text:p>
          </table:table-cell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formula="of:=[.B31]*[.C31]" office:value-type="float" office:value="770" calcext:value-type="float">
            <text:p>770</text:p>
          </table:table-cell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formula="of:=[.B32]*[.C32]"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formula="of:=[.B33]*[.C33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formula="of:=[.B34]*[.C34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formula="of:=[.B35]*[.C35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formula="of:=[.B36]*[.C36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formula="of:=[.B37]*[.C37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formula="of:=[.B38]*[.C38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formula="of:=[.B39]*[.C39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table:formula="of:=[.B40]*[.C40]"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table:formula="of:=[.B41]*[.C41]"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table:formula="of:=[.B42]*[.C42]"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table:formula="of:=[.B43]*[.C43]"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table:formula="of:=[.B44]*[.C44]"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table:formula="of:=[.B45]*[.C45]"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table:formula="of:=[.B46]*[.C46]"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table:formula="of:=[.B47]*[.C47]"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table:formula="of:=[.B48]*[.C48]"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table:formula="of:=[.B49]*[.C49]"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table:formula="of:=[.B50]*[.C50]"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table:formula="of:=[.B51]*[.C51]"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table:formula="of:=[.B52]*[.C52]"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table:formula="of:=[.B53]*[.C53]"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formula="of:=[.B54]*[.C54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formula="of:=[.B55]*[.C55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formula="of:=[.B56]*[.C56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formula="of:=[.B57]*[.C57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formula="of:=[.B58]*[.C58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formula="of:=[.B59]*[.C59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formula="of:=[.B60]*[.C60]" office:value-type="float" office:value="840" calcext:value-type="float">
            <text:p>840</text:p>
          </table:table-cell>
        </table:table-row>
        <table:table-row table:style-name="ro1">
          <table:table-cell table:style-name="ce9"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formula="of:=[.B61]*[.C61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formula="of:=[.B62]*[.C62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formula="of:=[.B63]*[.C63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formula="of:=[.B64]*[.C64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formula="of:=[.B65]*[.C65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formula="of:=[.B66]*[.C66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formula="of:=[.B67]*[.C67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formula="of:=[.B68]*[.C68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formula="of:=[.B69]*[.C69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formula="of:=[.B70]*[.C70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formula="of:=[.B71]*[.C71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formula="of:=[.B72]*[.C72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formula="of:=[.B73]*[.C73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formula="of:=[.B74]*[.C74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formula="of:=[.B75]*[.C75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formula="of:=[.B76]*[.C76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77]*[.C77]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78]*[.C78]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79]*[.C79]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80]*[.C80]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81]*[.C81]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82]*[.C82]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83]*[.C83]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84]*[.C84]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85]*[.C85]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86]*[.C86]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87]*[.C87]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88]*[.C88]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89]*[.C89]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90]*[.C90]" office:value-type="float" office:value="900" calcext:value-type="float">
            <text:p>900</text:p>
          </table:table-cell>
        </table:table-row>
        <table:table-row table:style-name="ro1">
          <table:table-cell table:style-name="ce9"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91]*[.C91]" office:value-type="float" office:value="900" calcext:value-type="float">
            <text:p>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4">00.00.0000</text:date>, <text:time style:data-style-name="N2" text:time-value="09:24:51.67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4:21:52.743000000</meta:creation-date>
    <dc:date>2023-05-04T09:25:55.614000000</dc:date>
    <meta:editing-duration>PT6M6S</meta:editing-duration>
    <meta:editing-cycles>2</meta:editing-cycles>
    <meta:generator>LibreOffice/6.1.0.3$Windows_x86 LibreOffice_project/efb621ed25068d70781dc026f7e9c5187a4decd1</meta:generator>
    <meta:document-statistic meta:table-count="1" meta:cell-count="364" meta:object-count="0"/>
  </office:meta>
</office:document-meta>
</file>